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b16a8" officeooo:paragraph-rsid="000b16a8" style:language-asian="zxx" style:country-asian="none" style:language-complex="zxx" style:country-complex="none"/>
    </style:style>
    <style:style style:name="T1" style:family="text">
      <style:text-properties officeooo:rsid="000c1b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'a sanal makine kurmanın en iyi yolu aşağıdaki apt kodu ile aşağıdaki paket<text:span text:style-name="T1">leri</text:span> yüklemektir.</text:p>
      <text:p text:style-name="P1">sudo apt install gnome-boxes qemu-utils qemu-system-<text:span text:style-name="T1">*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00:31:34.332606465</meta:creation-date>
    <dc:date>2025-03-26T20:22:17.269369628</dc:date>
    <meta:editing-duration>PT4M13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2" meta:word-count="20" meta:character-count="150" meta:non-whitespace-character-count="132"/>
  </office:meta>
</office:document-meta>
</file>